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8" style:family="table-cell" style:parent-style-name="Pivot_20_Table_20_Category" style:data-style-name="N0"/>
    <style:style style:name="ce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Value" style:data-style-name="N0"/>
    <style:style style:name="ce41" style:family="table-cell" style:parent-style-name="Pivot_20_Table_20_Corner">
      <style:table-cell-properties fo:border-bottom="none" fo:border-left="none" fo:border-right="none" fo:border-top="2.01pt solid #000000"/>
    </style:style>
    <style:style style:name="ce4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98" calcext:value-type="float">
            <text:p>0.9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4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N" calcext:value-type="string">
            <text:p>N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N" calcext:value-type="string">
            <text:p>N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N" calcext:value-type="string">
            <text:p>N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N" calcext:value-type="string">
            <text:p>N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42]=&quot;Connected Maximum-density Still Life&quot;; &quot;CMSL&quot;;&#10;IF([.C42]=&quot;Crossing Minimization&quot;; &quot;CM&quot;;&#10;IF([.C42]=&quot;Graceful Graphs&quot;; &quot;GG&quot;;&#10;IF([.C42]=&quot;Graph Colouring&quot;; &quot;GC&quot;;&#10;IF([.C42]=&quot;Incremental Scheduling&quot;; &quot;IS&quot;;&#10;IF([.C42]=&quot;Knight Tour&quot;; &quot;KT&quot;;&#10;IF([.C42]=&quot;Knight Tour With Holes&quot;; &quot;KTWH&quot;;&#10;IF([.C42]=&quot;Labyrinth&quot;; &quot;L&quot;;&#10;IF([.C42]=&quot;Maximal Clique Problem&quot;; &quot;MCP&quot;;&#10;IF([.C42]=&quot;Nomystery&quot;; &quot;N&quot;;&#10;IF([.C42]=&quot;Partner Units&quot;; &quot;PU&quot;;&#10;IF([.C42]=&quot;Permutation Pattern Matching&quot;; &quot;PPM&quot;;&#10;IF([.C42]=&quot;Ricochet Robots&quot;; &quot;RR&quot;;&#10;IF([.C42]=&quot;Sokoban&quot;; &quot;S&quot;;&#10;IF([.C42]=&quot;Stable Marriage&quot;; &quot;SM&quot;;&#10;IF([.C42]=&quot;Valves Location Problem&quot;; &quot;VLP&quot;;&#10;IF([.C42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43]=&quot;Connected Maximum-density Still Life&quot;; &quot;CMSL&quot;;&#10;IF([.C43]=&quot;Crossing Minimization&quot;; &quot;CM&quot;;&#10;IF([.C43]=&quot;Graceful Graphs&quot;; &quot;GG&quot;;&#10;IF([.C43]=&quot;Graph Colouring&quot;; &quot;GC&quot;;&#10;IF([.C43]=&quot;Incremental Scheduling&quot;; &quot;IS&quot;;&#10;IF([.C43]=&quot;Knight Tour&quot;; &quot;KT&quot;;&#10;IF([.C43]=&quot;Knight Tour With Holes&quot;; &quot;KTWH&quot;;&#10;IF([.C43]=&quot;Labyrinth&quot;; &quot;L&quot;;&#10;IF([.C43]=&quot;Maximal Clique Problem&quot;; &quot;MCP&quot;;&#10;IF([.C43]=&quot;Nomystery&quot;; &quot;N&quot;;&#10;IF([.C43]=&quot;Partner Units&quot;; &quot;PU&quot;;&#10;IF([.C43]=&quot;Permutation Pattern Matching&quot;; &quot;PPM&quot;;&#10;IF([.C43]=&quot;Ricochet Robots&quot;; &quot;RR&quot;;&#10;IF([.C43]=&quot;Sokoban&quot;; &quot;S&quot;;&#10;IF([.C43]=&quot;Stable Marriage&quot;; &quot;SM&quot;;&#10;IF([.C43]=&quot;Valves Location Problem&quot;; &quot;VLP&quot;;&#10;IF([.C43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44]=&quot;Connected Maximum-density Still Life&quot;; &quot;CMSL&quot;;&#10;IF([.C44]=&quot;Crossing Minimization&quot;; &quot;CM&quot;;&#10;IF([.C44]=&quot;Graceful Graphs&quot;; &quot;GG&quot;;&#10;IF([.C44]=&quot;Graph Colouring&quot;; &quot;GC&quot;;&#10;IF([.C44]=&quot;Incremental Scheduling&quot;; &quot;IS&quot;;&#10;IF([.C44]=&quot;Knight Tour&quot;; &quot;KT&quot;;&#10;IF([.C44]=&quot;Knight Tour With Holes&quot;; &quot;KTWH&quot;;&#10;IF([.C44]=&quot;Labyrinth&quot;; &quot;L&quot;;&#10;IF([.C44]=&quot;Maximal Clique Problem&quot;; &quot;MCP&quot;;&#10;IF([.C44]=&quot;Nomystery&quot;; &quot;N&quot;;&#10;IF([.C44]=&quot;Partner Units&quot;; &quot;PU&quot;;&#10;IF([.C44]=&quot;Permutation Pattern Matching&quot;; &quot;PPM&quot;;&#10;IF([.C44]=&quot;Ricochet Robots&quot;; &quot;RR&quot;;&#10;IF([.C44]=&quot;Sokoban&quot;; &quot;S&quot;;&#10;IF([.C44]=&quot;Stable Marriage&quot;; &quot;SM&quot;;&#10;IF([.C44]=&quot;Valves Location Problem&quot;; &quot;VLP&quot;;&#10;IF([.C44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45]=&quot;Connected Maximum-density Still Life&quot;; &quot;CMSL&quot;;&#10;IF([.C45]=&quot;Crossing Minimization&quot;; &quot;CM&quot;;&#10;IF([.C45]=&quot;Graceful Graphs&quot;; &quot;GG&quot;;&#10;IF([.C45]=&quot;Graph Colouring&quot;; &quot;GC&quot;;&#10;IF([.C45]=&quot;Incremental Scheduling&quot;; &quot;IS&quot;;&#10;IF([.C45]=&quot;Knight Tour&quot;; &quot;KT&quot;;&#10;IF([.C45]=&quot;Knight Tour With Holes&quot;; &quot;KTWH&quot;;&#10;IF([.C45]=&quot;Labyrinth&quot;; &quot;L&quot;;&#10;IF([.C45]=&quot;Maximal Clique Problem&quot;; &quot;MCP&quot;;&#10;IF([.C45]=&quot;Nomystery&quot;; &quot;N&quot;;&#10;IF([.C45]=&quot;Partner Units&quot;; &quot;PU&quot;;&#10;IF([.C45]=&quot;Permutation Pattern Matching&quot;; &quot;PPM&quot;;&#10;IF([.C45]=&quot;Ricochet Robots&quot;; &quot;RR&quot;;&#10;IF([.C45]=&quot;Sokoban&quot;; &quot;S&quot;;&#10;IF([.C45]=&quot;Stable Marriage&quot;; &quot;SM&quot;;&#10;IF([.C45]=&quot;Valves Location Problem&quot;; &quot;VLP&quot;;&#10;IF([.C45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46]=&quot;Connected Maximum-density Still Life&quot;; &quot;CMSL&quot;;&#10;IF([.C46]=&quot;Crossing Minimization&quot;; &quot;CM&quot;;&#10;IF([.C46]=&quot;Graceful Graphs&quot;; &quot;GG&quot;;&#10;IF([.C46]=&quot;Graph Colouring&quot;; &quot;GC&quot;;&#10;IF([.C46]=&quot;Incremental Scheduling&quot;; &quot;IS&quot;;&#10;IF([.C46]=&quot;Knight Tour&quot;; &quot;KT&quot;;&#10;IF([.C46]=&quot;Knight Tour With Holes&quot;; &quot;KTWH&quot;;&#10;IF([.C46]=&quot;Labyrinth&quot;; &quot;L&quot;;&#10;IF([.C46]=&quot;Maximal Clique Problem&quot;; &quot;MCP&quot;;&#10;IF([.C46]=&quot;Nomystery&quot;; &quot;N&quot;;&#10;IF([.C46]=&quot;Partner Units&quot;; &quot;PU&quot;;&#10;IF([.C46]=&quot;Permutation Pattern Matching&quot;; &quot;PPM&quot;;&#10;IF([.C46]=&quot;Ricochet Robots&quot;; &quot;RR&quot;;&#10;IF([.C46]=&quot;Sokoban&quot;; &quot;S&quot;;&#10;IF([.C46]=&quot;Stable Marriage&quot;; &quot;SM&quot;;&#10;IF([.C46]=&quot;Valves Location Problem&quot;; &quot;VLP&quot;;&#10;IF([.C46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47]=&quot;Connected Maximum-density Still Life&quot;; &quot;CMSL&quot;;&#10;IF([.C47]=&quot;Crossing Minimization&quot;; &quot;CM&quot;;&#10;IF([.C47]=&quot;Graceful Graphs&quot;; &quot;GG&quot;;&#10;IF([.C47]=&quot;Graph Colouring&quot;; &quot;GC&quot;;&#10;IF([.C47]=&quot;Incremental Scheduling&quot;; &quot;IS&quot;;&#10;IF([.C47]=&quot;Knight Tour&quot;; &quot;KT&quot;;&#10;IF([.C47]=&quot;Knight Tour With Holes&quot;; &quot;KTWH&quot;;&#10;IF([.C47]=&quot;Labyrinth&quot;; &quot;L&quot;;&#10;IF([.C47]=&quot;Maximal Clique Problem&quot;; &quot;MCP&quot;;&#10;IF([.C47]=&quot;Nomystery&quot;; &quot;N&quot;;&#10;IF([.C47]=&quot;Partner Units&quot;; &quot;PU&quot;;&#10;IF([.C47]=&quot;Permutation Pattern Matching&quot;; &quot;PPM&quot;;&#10;IF([.C47]=&quot;Ricochet Robots&quot;; &quot;RR&quot;;&#10;IF([.C47]=&quot;Sokoban&quot;; &quot;S&quot;;&#10;IF([.C47]=&quot;Stable Marriage&quot;; &quot;SM&quot;;&#10;IF([.C47]=&quot;Valves Location Problem&quot;; &quot;VLP&quot;;&#10;IF([.C47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48]=&quot;Connected Maximum-density Still Life&quot;; &quot;CMSL&quot;;&#10;IF([.C48]=&quot;Crossing Minimization&quot;; &quot;CM&quot;;&#10;IF([.C48]=&quot;Graceful Graphs&quot;; &quot;GG&quot;;&#10;IF([.C48]=&quot;Graph Colouring&quot;; &quot;GC&quot;;&#10;IF([.C48]=&quot;Incremental Scheduling&quot;; &quot;IS&quot;;&#10;IF([.C48]=&quot;Knight Tour&quot;; &quot;KT&quot;;&#10;IF([.C48]=&quot;Knight Tour With Holes&quot;; &quot;KTWH&quot;;&#10;IF([.C48]=&quot;Labyrinth&quot;; &quot;L&quot;;&#10;IF([.C48]=&quot;Maximal Clique Problem&quot;; &quot;MCP&quot;;&#10;IF([.C48]=&quot;Nomystery&quot;; &quot;N&quot;;&#10;IF([.C48]=&quot;Partner Units&quot;; &quot;PU&quot;;&#10;IF([.C48]=&quot;Permutation Pattern Matching&quot;; &quot;PPM&quot;;&#10;IF([.C48]=&quot;Ricochet Robots&quot;; &quot;RR&quot;;&#10;IF([.C48]=&quot;Sokoban&quot;; &quot;S&quot;;&#10;IF([.C48]=&quot;Stable Marriage&quot;; &quot;SM&quot;;&#10;IF([.C48]=&quot;Valves Location Problem&quot;; &quot;VLP&quot;;&#10;IF([.C48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49]=&quot;Connected Maximum-density Still Life&quot;; &quot;CMSL&quot;;&#10;IF([.C49]=&quot;Crossing Minimization&quot;; &quot;CM&quot;;&#10;IF([.C49]=&quot;Graceful Graphs&quot;; &quot;GG&quot;;&#10;IF([.C49]=&quot;Graph Colouring&quot;; &quot;GC&quot;;&#10;IF([.C49]=&quot;Incremental Scheduling&quot;; &quot;IS&quot;;&#10;IF([.C49]=&quot;Knight Tour&quot;; &quot;KT&quot;;&#10;IF([.C49]=&quot;Knight Tour With Holes&quot;; &quot;KTWH&quot;;&#10;IF([.C49]=&quot;Labyrinth&quot;; &quot;L&quot;;&#10;IF([.C49]=&quot;Maximal Clique Problem&quot;; &quot;MCP&quot;;&#10;IF([.C49]=&quot;Nomystery&quot;; &quot;N&quot;;&#10;IF([.C49]=&quot;Partner Units&quot;; &quot;PU&quot;;&#10;IF([.C49]=&quot;Permutation Pattern Matching&quot;; &quot;PPM&quot;;&#10;IF([.C49]=&quot;Ricochet Robots&quot;; &quot;RR&quot;;&#10;IF([.C49]=&quot;Sokoban&quot;; &quot;S&quot;;&#10;IF([.C49]=&quot;Stable Marriage&quot;; &quot;SM&quot;;&#10;IF([.C49]=&quot;Valves Location Problem&quot;; &quot;VLP&quot;;&#10;IF([.C49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50]=&quot;Connected Maximum-density Still Life&quot;; &quot;CMSL&quot;;&#10;IF([.C50]=&quot;Crossing Minimization&quot;; &quot;CM&quot;;&#10;IF([.C50]=&quot;Graceful Graphs&quot;; &quot;GG&quot;;&#10;IF([.C50]=&quot;Graph Colouring&quot;; &quot;GC&quot;;&#10;IF([.C50]=&quot;Incremental Scheduling&quot;; &quot;IS&quot;;&#10;IF([.C50]=&quot;Knight Tour&quot;; &quot;KT&quot;;&#10;IF([.C50]=&quot;Knight Tour With Holes&quot;; &quot;KTWH&quot;;&#10;IF([.C50]=&quot;Labyrinth&quot;; &quot;L&quot;;&#10;IF([.C50]=&quot;Maximal Clique Problem&quot;; &quot;MCP&quot;;&#10;IF([.C50]=&quot;Nomystery&quot;; &quot;N&quot;;&#10;IF([.C50]=&quot;Partner Units&quot;; &quot;PU&quot;;&#10;IF([.C50]=&quot;Permutation Pattern Matching&quot;; &quot;PPM&quot;;&#10;IF([.C50]=&quot;Ricochet Robots&quot;; &quot;RR&quot;;&#10;IF([.C50]=&quot;Sokoban&quot;; &quot;S&quot;;&#10;IF([.C50]=&quot;Stable Marriage&quot;; &quot;SM&quot;;&#10;IF([.C50]=&quot;Valves Location Problem&quot;; &quot;VLP&quot;;&#10;IF([.C5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51]=&quot;Connected Maximum-density Still Life&quot;; &quot;CMSL&quot;;&#10;IF([.C51]=&quot;Crossing Minimization&quot;; &quot;CM&quot;;&#10;IF([.C51]=&quot;Graceful Graphs&quot;; &quot;GG&quot;;&#10;IF([.C51]=&quot;Graph Colouring&quot;; &quot;GC&quot;;&#10;IF([.C51]=&quot;Incremental Scheduling&quot;; &quot;IS&quot;;&#10;IF([.C51]=&quot;Knight Tour&quot;; &quot;KT&quot;;&#10;IF([.C51]=&quot;Knight Tour With Holes&quot;; &quot;KTWH&quot;;&#10;IF([.C51]=&quot;Labyrinth&quot;; &quot;L&quot;;&#10;IF([.C51]=&quot;Maximal Clique Problem&quot;; &quot;MCP&quot;;&#10;IF([.C51]=&quot;Nomystery&quot;; &quot;N&quot;;&#10;IF([.C51]=&quot;Partner Units&quot;; &quot;PU&quot;;&#10;IF([.C51]=&quot;Permutation Pattern Matching&quot;; &quot;PPM&quot;;&#10;IF([.C51]=&quot;Ricochet Robots&quot;; &quot;RR&quot;;&#10;IF([.C51]=&quot;Sokoban&quot;; &quot;S&quot;;&#10;IF([.C51]=&quot;Stable Marriage&quot;; &quot;SM&quot;;&#10;IF([.C51]=&quot;Valves Location Problem&quot;; &quot;VLP&quot;;&#10;IF([.C51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52]=&quot;Connected Maximum-density Still Life&quot;; &quot;CMSL&quot;;&#10;IF([.C52]=&quot;Crossing Minimization&quot;; &quot;CM&quot;;&#10;IF([.C52]=&quot;Graceful Graphs&quot;; &quot;GG&quot;;&#10;IF([.C52]=&quot;Graph Colouring&quot;; &quot;GC&quot;;&#10;IF([.C52]=&quot;Incremental Scheduling&quot;; &quot;IS&quot;;&#10;IF([.C52]=&quot;Knight Tour&quot;; &quot;KT&quot;;&#10;IF([.C52]=&quot;Knight Tour With Holes&quot;; &quot;KTWH&quot;;&#10;IF([.C52]=&quot;Labyrinth&quot;; &quot;L&quot;;&#10;IF([.C52]=&quot;Maximal Clique Problem&quot;; &quot;MCP&quot;;&#10;IF([.C52]=&quot;Nomystery&quot;; &quot;N&quot;;&#10;IF([.C52]=&quot;Partner Units&quot;; &quot;PU&quot;;&#10;IF([.C52]=&quot;Permutation Pattern Matching&quot;; &quot;PPM&quot;;&#10;IF([.C52]=&quot;Ricochet Robots&quot;; &quot;RR&quot;;&#10;IF([.C52]=&quot;Sokoban&quot;; &quot;S&quot;;&#10;IF([.C52]=&quot;Stable Marriage&quot;; &quot;SM&quot;;&#10;IF([.C52]=&quot;Valves Location Problem&quot;; &quot;VLP&quot;;&#10;IF([.C5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53]=&quot;Connected Maximum-density Still Life&quot;; &quot;CMSL&quot;;&#10;IF([.C53]=&quot;Crossing Minimization&quot;; &quot;CM&quot;;&#10;IF([.C53]=&quot;Graceful Graphs&quot;; &quot;GG&quot;;&#10;IF([.C53]=&quot;Graph Colouring&quot;; &quot;GC&quot;;&#10;IF([.C53]=&quot;Incremental Scheduling&quot;; &quot;IS&quot;;&#10;IF([.C53]=&quot;Knight Tour&quot;; &quot;KT&quot;;&#10;IF([.C53]=&quot;Knight Tour With Holes&quot;; &quot;KTWH&quot;;&#10;IF([.C53]=&quot;Labyrinth&quot;; &quot;L&quot;;&#10;IF([.C53]=&quot;Maximal Clique Problem&quot;; &quot;MCP&quot;;&#10;IF([.C53]=&quot;Nomystery&quot;; &quot;N&quot;;&#10;IF([.C53]=&quot;Partner Units&quot;; &quot;PU&quot;;&#10;IF([.C53]=&quot;Permutation Pattern Matching&quot;; &quot;PPM&quot;;&#10;IF([.C53]=&quot;Ricochet Robots&quot;; &quot;RR&quot;;&#10;IF([.C53]=&quot;Sokoban&quot;; &quot;S&quot;;&#10;IF([.C53]=&quot;Stable Marriage&quot;; &quot;SM&quot;;&#10;IF([.C53]=&quot;Valves Location Problem&quot;; &quot;VLP&quot;;&#10;IF([.C53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54]=&quot;Connected Maximum-density Still Life&quot;; &quot;CMSL&quot;;&#10;IF([.C54]=&quot;Crossing Minimization&quot;; &quot;CM&quot;;&#10;IF([.C54]=&quot;Graceful Graphs&quot;; &quot;GG&quot;;&#10;IF([.C54]=&quot;Graph Colouring&quot;; &quot;GC&quot;;&#10;IF([.C54]=&quot;Incremental Scheduling&quot;; &quot;IS&quot;;&#10;IF([.C54]=&quot;Knight Tour&quot;; &quot;KT&quot;;&#10;IF([.C54]=&quot;Knight Tour With Holes&quot;; &quot;KTWH&quot;;&#10;IF([.C54]=&quot;Labyrinth&quot;; &quot;L&quot;;&#10;IF([.C54]=&quot;Maximal Clique Problem&quot;; &quot;MCP&quot;;&#10;IF([.C54]=&quot;Nomystery&quot;; &quot;N&quot;;&#10;IF([.C54]=&quot;Partner Units&quot;; &quot;PU&quot;;&#10;IF([.C54]=&quot;Permutation Pattern Matching&quot;; &quot;PPM&quot;;&#10;IF([.C54]=&quot;Ricochet Robots&quot;; &quot;RR&quot;;&#10;IF([.C54]=&quot;Sokoban&quot;; &quot;S&quot;;&#10;IF([.C54]=&quot;Stable Marriage&quot;; &quot;SM&quot;;&#10;IF([.C54]=&quot;Valves Location Problem&quot;; &quot;VLP&quot;;&#10;IF([.C54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55]=&quot;Connected Maximum-density Still Life&quot;; &quot;CMSL&quot;;&#10;IF([.C55]=&quot;Crossing Minimization&quot;; &quot;CM&quot;;&#10;IF([.C55]=&quot;Graceful Graphs&quot;; &quot;GG&quot;;&#10;IF([.C55]=&quot;Graph Colouring&quot;; &quot;GC&quot;;&#10;IF([.C55]=&quot;Incremental Scheduling&quot;; &quot;IS&quot;;&#10;IF([.C55]=&quot;Knight Tour&quot;; &quot;KT&quot;;&#10;IF([.C55]=&quot;Knight Tour With Holes&quot;; &quot;KTWH&quot;;&#10;IF([.C55]=&quot;Labyrinth&quot;; &quot;L&quot;;&#10;IF([.C55]=&quot;Maximal Clique Problem&quot;; &quot;MCP&quot;;&#10;IF([.C55]=&quot;Nomystery&quot;; &quot;N&quot;;&#10;IF([.C55]=&quot;Partner Units&quot;; &quot;PU&quot;;&#10;IF([.C55]=&quot;Permutation Pattern Matching&quot;; &quot;PPM&quot;;&#10;IF([.C55]=&quot;Ricochet Robots&quot;; &quot;RR&quot;;&#10;IF([.C55]=&quot;Sokoban&quot;; &quot;S&quot;;&#10;IF([.C55]=&quot;Stable Marriage&quot;; &quot;SM&quot;;&#10;IF([.C55]=&quot;Valves Location Problem&quot;; &quot;VLP&quot;;&#10;IF([.C5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56]=&quot;Connected Maximum-density Still Life&quot;; &quot;CMSL&quot;;&#10;IF([.C56]=&quot;Crossing Minimization&quot;; &quot;CM&quot;;&#10;IF([.C56]=&quot;Graceful Graphs&quot;; &quot;GG&quot;;&#10;IF([.C56]=&quot;Graph Colouring&quot;; &quot;GC&quot;;&#10;IF([.C56]=&quot;Incremental Scheduling&quot;; &quot;IS&quot;;&#10;IF([.C56]=&quot;Knight Tour&quot;; &quot;KT&quot;;&#10;IF([.C56]=&quot;Knight Tour With Holes&quot;; &quot;KTWH&quot;;&#10;IF([.C56]=&quot;Labyrinth&quot;; &quot;L&quot;;&#10;IF([.C56]=&quot;Maximal Clique Problem&quot;; &quot;MCP&quot;;&#10;IF([.C56]=&quot;Nomystery&quot;; &quot;N&quot;;&#10;IF([.C56]=&quot;Partner Units&quot;; &quot;PU&quot;;&#10;IF([.C56]=&quot;Permutation Pattern Matching&quot;; &quot;PPM&quot;;&#10;IF([.C56]=&quot;Ricochet Robots&quot;; &quot;RR&quot;;&#10;IF([.C56]=&quot;Sokoban&quot;; &quot;S&quot;;&#10;IF([.C56]=&quot;Stable Marriage&quot;; &quot;SM&quot;;&#10;IF([.C56]=&quot;Valves Location Problem&quot;; &quot;VLP&quot;;&#10;IF([.C56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57]=&quot;Connected Maximum-density Still Life&quot;; &quot;CMSL&quot;;&#10;IF([.C57]=&quot;Crossing Minimization&quot;; &quot;CM&quot;;&#10;IF([.C57]=&quot;Graceful Graphs&quot;; &quot;GG&quot;;&#10;IF([.C57]=&quot;Graph Colouring&quot;; &quot;GC&quot;;&#10;IF([.C57]=&quot;Incremental Scheduling&quot;; &quot;IS&quot;;&#10;IF([.C57]=&quot;Knight Tour&quot;; &quot;KT&quot;;&#10;IF([.C57]=&quot;Knight Tour With Holes&quot;; &quot;KTWH&quot;;&#10;IF([.C57]=&quot;Labyrinth&quot;; &quot;L&quot;;&#10;IF([.C57]=&quot;Maximal Clique Problem&quot;; &quot;MCP&quot;;&#10;IF([.C57]=&quot;Nomystery&quot;; &quot;N&quot;;&#10;IF([.C57]=&quot;Partner Units&quot;; &quot;PU&quot;;&#10;IF([.C57]=&quot;Permutation Pattern Matching&quot;; &quot;PPM&quot;;&#10;IF([.C57]=&quot;Ricochet Robots&quot;; &quot;RR&quot;;&#10;IF([.C57]=&quot;Sokoban&quot;; &quot;S&quot;;&#10;IF([.C57]=&quot;Stable Marriage&quot;; &quot;SM&quot;;&#10;IF([.C57]=&quot;Valves Location Problem&quot;; &quot;VLP&quot;;&#10;IF([.C5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58]=&quot;Connected Maximum-density Still Life&quot;; &quot;CMSL&quot;;&#10;IF([.C58]=&quot;Crossing Minimization&quot;; &quot;CM&quot;;&#10;IF([.C58]=&quot;Graceful Graphs&quot;; &quot;GG&quot;;&#10;IF([.C58]=&quot;Graph Colouring&quot;; &quot;GC&quot;;&#10;IF([.C58]=&quot;Incremental Scheduling&quot;; &quot;IS&quot;;&#10;IF([.C58]=&quot;Knight Tour&quot;; &quot;KT&quot;;&#10;IF([.C58]=&quot;Knight Tour With Holes&quot;; &quot;KTWH&quot;;&#10;IF([.C58]=&quot;Labyrinth&quot;; &quot;L&quot;;&#10;IF([.C58]=&quot;Maximal Clique Problem&quot;; &quot;MCP&quot;;&#10;IF([.C58]=&quot;Nomystery&quot;; &quot;N&quot;;&#10;IF([.C58]=&quot;Partner Units&quot;; &quot;PU&quot;;&#10;IF([.C58]=&quot;Permutation Pattern Matching&quot;; &quot;PPM&quot;;&#10;IF([.C58]=&quot;Ricochet Robots&quot;; &quot;RR&quot;;&#10;IF([.C58]=&quot;Sokoban&quot;; &quot;S&quot;;&#10;IF([.C58]=&quot;Stable Marriage&quot;; &quot;SM&quot;;&#10;IF([.C58]=&quot;Valves Location Problem&quot;; &quot;VLP&quot;;&#10;IF([.C58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4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59]=&quot;Connected Maximum-density Still Life&quot;; &quot;CMSL&quot;;&#10;IF([.C59]=&quot;Crossing Minimization&quot;; &quot;CM&quot;;&#10;IF([.C59]=&quot;Graceful Graphs&quot;; &quot;GG&quot;;&#10;IF([.C59]=&quot;Graph Colouring&quot;; &quot;GC&quot;;&#10;IF([.C59]=&quot;Incremental Scheduling&quot;; &quot;IS&quot;;&#10;IF([.C59]=&quot;Knight Tour&quot;; &quot;KT&quot;;&#10;IF([.C59]=&quot;Knight Tour With Holes&quot;; &quot;KTWH&quot;;&#10;IF([.C59]=&quot;Labyrinth&quot;; &quot;L&quot;;&#10;IF([.C59]=&quot;Maximal Clique Problem&quot;; &quot;MCP&quot;;&#10;IF([.C59]=&quot;Nomystery&quot;; &quot;N&quot;;&#10;IF([.C59]=&quot;Partner Units&quot;; &quot;PU&quot;;&#10;IF([.C59]=&quot;Permutation Pattern Matching&quot;; &quot;PPM&quot;;&#10;IF([.C59]=&quot;Ricochet Robots&quot;; &quot;RR&quot;;&#10;IF([.C59]=&quot;Sokoban&quot;; &quot;S&quot;;&#10;IF([.C59]=&quot;Stable Marriage&quot;; &quot;SM&quot;;&#10;IF([.C59]=&quot;Valves Location Problem&quot;; &quot;VLP&quot;;&#10;IF([.C59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60]=&quot;Connected Maximum-density Still Life&quot;; &quot;CMSL&quot;;&#10;IF([.C60]=&quot;Crossing Minimization&quot;; &quot;CM&quot;;&#10;IF([.C60]=&quot;Graceful Graphs&quot;; &quot;GG&quot;;&#10;IF([.C60]=&quot;Graph Colouring&quot;; &quot;GC&quot;;&#10;IF([.C60]=&quot;Incremental Scheduling&quot;; &quot;IS&quot;;&#10;IF([.C60]=&quot;Knight Tour&quot;; &quot;KT&quot;;&#10;IF([.C60]=&quot;Knight Tour With Holes&quot;; &quot;KTWH&quot;;&#10;IF([.C60]=&quot;Labyrinth&quot;; &quot;L&quot;;&#10;IF([.C60]=&quot;Maximal Clique Problem&quot;; &quot;MCP&quot;;&#10;IF([.C60]=&quot;Nomystery&quot;; &quot;N&quot;;&#10;IF([.C60]=&quot;Partner Units&quot;; &quot;PU&quot;;&#10;IF([.C60]=&quot;Permutation Pattern Matching&quot;; &quot;PPM&quot;;&#10;IF([.C60]=&quot;Ricochet Robots&quot;; &quot;RR&quot;;&#10;IF([.C60]=&quot;Sokoban&quot;; &quot;S&quot;;&#10;IF([.C60]=&quot;Stable Marriage&quot;; &quot;SM&quot;;&#10;IF([.C60]=&quot;Valves Location Problem&quot;; &quot;VLP&quot;;&#10;IF([.C60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61]=&quot;Connected Maximum-density Still Life&quot;; &quot;CMSL&quot;;&#10;IF([.C61]=&quot;Crossing Minimization&quot;; &quot;CM&quot;;&#10;IF([.C61]=&quot;Graceful Graphs&quot;; &quot;GG&quot;;&#10;IF([.C61]=&quot;Graph Colouring&quot;; &quot;GC&quot;;&#10;IF([.C61]=&quot;Incremental Scheduling&quot;; &quot;IS&quot;;&#10;IF([.C61]=&quot;Knight Tour&quot;; &quot;KT&quot;;&#10;IF([.C61]=&quot;Knight Tour With Holes&quot;; &quot;KTWH&quot;;&#10;IF([.C61]=&quot;Labyrinth&quot;; &quot;L&quot;;&#10;IF([.C61]=&quot;Maximal Clique Problem&quot;; &quot;MCP&quot;;&#10;IF([.C61]=&quot;Nomystery&quot;; &quot;N&quot;;&#10;IF([.C61]=&quot;Partner Units&quot;; &quot;PU&quot;;&#10;IF([.C61]=&quot;Permutation Pattern Matching&quot;; &quot;PPM&quot;;&#10;IF([.C61]=&quot;Ricochet Robots&quot;; &quot;RR&quot;;&#10;IF([.C61]=&quot;Sokoban&quot;; &quot;S&quot;;&#10;IF([.C61]=&quot;Stable Marriage&quot;; &quot;SM&quot;;&#10;IF([.C61]=&quot;Valves Location Problem&quot;; &quot;VLP&quot;;&#10;IF([.C61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and 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62]=&quot;Connected Maximum-density Still Life&quot;; &quot;CMSL&quot;;&#10;IF([.C62]=&quot;Crossing Minimization&quot;; &quot;CM&quot;;&#10;IF([.C62]=&quot;Graceful Graphs&quot;; &quot;GG&quot;;&#10;IF([.C62]=&quot;Graph Colouring&quot;; &quot;GC&quot;;&#10;IF([.C62]=&quot;Incremental Scheduling&quot;; &quot;IS&quot;;&#10;IF([.C62]=&quot;Knight Tour&quot;; &quot;KT&quot;;&#10;IF([.C62]=&quot;Knight Tour With Holes&quot;; &quot;KTWH&quot;;&#10;IF([.C62]=&quot;Labyrinth&quot;; &quot;L&quot;;&#10;IF([.C62]=&quot;Maximal Clique Problem&quot;; &quot;MCP&quot;;&#10;IF([.C62]=&quot;Nomystery&quot;; &quot;N&quot;;&#10;IF([.C62]=&quot;Partner Units&quot;; &quot;PU&quot;;&#10;IF([.C62]=&quot;Permutation Pattern Matching&quot;; &quot;PPM&quot;;&#10;IF([.C62]=&quot;Ricochet Robots&quot;; &quot;RR&quot;;&#10;IF([.C62]=&quot;Sokoban&quot;; &quot;S&quot;;&#10;IF([.C62]=&quot;Stable Marriage&quot;; &quot;SM&quot;;&#10;IF([.C62]=&quot;Valves Location Problem&quot;; &quot;VLP&quot;;&#10;IF([.C62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escription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63]=&quot;Connected Maximum-density Still Life&quot;; &quot;CMSL&quot;;&#10;IF([.C63]=&quot;Crossing Minimization&quot;; &quot;CM&quot;;&#10;IF([.C63]=&quot;Graceful Graphs&quot;; &quot;GG&quot;;&#10;IF([.C63]=&quot;Graph Colouring&quot;; &quot;GC&quot;;&#10;IF([.C63]=&quot;Incremental Scheduling&quot;; &quot;IS&quot;;&#10;IF([.C63]=&quot;Knight Tour&quot;; &quot;KT&quot;;&#10;IF([.C63]=&quot;Knight Tour With Holes&quot;; &quot;KTWH&quot;;&#10;IF([.C63]=&quot;Labyrinth&quot;; &quot;L&quot;;&#10;IF([.C63]=&quot;Maximal Clique Problem&quot;; &quot;MCP&quot;;&#10;IF([.C63]=&quot;Nomystery&quot;; &quot;N&quot;;&#10;IF([.C63]=&quot;Partner Units&quot;; &quot;PU&quot;;&#10;IF([.C63]=&quot;Permutation Pattern Matching&quot;; &quot;PPM&quot;;&#10;IF([.C63]=&quot;Ricochet Robots&quot;; &quot;RR&quot;;&#10;IF([.C63]=&quot;Sokoban&quot;; &quot;S&quot;;&#10;IF([.C63]=&quot;Stable Marriage&quot;; &quot;SM&quot;;&#10;IF([.C63]=&quot;Valves Location Problem&quot;; &quot;VLP&quot;;&#10;IF([.C63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Format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64]=&quot;Connected Maximum-density Still Life&quot;; &quot;CMSL&quot;;&#10;IF([.C64]=&quot;Crossing Minimization&quot;; &quot;CM&quot;;&#10;IF([.C64]=&quot;Graceful Graphs&quot;; &quot;GG&quot;;&#10;IF([.C64]=&quot;Graph Colouring&quot;; &quot;GC&quot;;&#10;IF([.C64]=&quot;Incremental Scheduling&quot;; &quot;IS&quot;;&#10;IF([.C64]=&quot;Knight Tour&quot;; &quot;KT&quot;;&#10;IF([.C64]=&quot;Knight Tour With Holes&quot;; &quot;KTWH&quot;;&#10;IF([.C64]=&quot;Labyrinth&quot;; &quot;L&quot;;&#10;IF([.C64]=&quot;Maximal Clique Problem&quot;; &quot;MCP&quot;;&#10;IF([.C64]=&quot;Nomystery&quot;; &quot;N&quot;;&#10;IF([.C64]=&quot;Partner Units&quot;; &quot;PU&quot;;&#10;IF([.C64]=&quot;Permutation Pattern Matching&quot;; &quot;PPM&quot;;&#10;IF([.C64]=&quot;Ricochet Robots&quot;; &quot;RR&quot;;&#10;IF([.C64]=&quot;Sokoban&quot;; &quot;S&quot;;&#10;IF([.C64]=&quot;Stable Marriage&quot;; &quot;SM&quot;;&#10;IF([.C64]=&quot;Valves Location Problem&quot;; &quot;VLP&quot;;&#10;IF([.C64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No info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65]=&quot;Connected Maximum-density Still Life&quot;; &quot;CMSL&quot;;&#10;IF([.C65]=&quot;Crossing Minimization&quot;; &quot;CM&quot;;&#10;IF([.C65]=&quot;Graceful Graphs&quot;; &quot;GG&quot;;&#10;IF([.C65]=&quot;Graph Colouring&quot;; &quot;GC&quot;;&#10;IF([.C65]=&quot;Incremental Scheduling&quot;; &quot;IS&quot;;&#10;IF([.C65]=&quot;Knight Tour&quot;; &quot;KT&quot;;&#10;IF([.C65]=&quot;Knight Tour With Holes&quot;; &quot;KTWH&quot;;&#10;IF([.C65]=&quot;Labyrinth&quot;; &quot;L&quot;;&#10;IF([.C65]=&quot;Maximal Clique Problem&quot;; &quot;MCP&quot;;&#10;IF([.C65]=&quot;Nomystery&quot;; &quot;N&quot;;&#10;IF([.C65]=&quot;Partner Units&quot;; &quot;PU&quot;;&#10;IF([.C65]=&quot;Permutation Pattern Matching&quot;; &quot;PPM&quot;;&#10;IF([.C65]=&quot;Ricochet Robots&quot;; &quot;RR&quot;;&#10;IF([.C65]=&quot;Sokoban&quot;; &quot;S&quot;;&#10;IF([.C65]=&quot;Stable Marriage&quot;; &quot;SM&quot;;&#10;IF([.C65]=&quot;Valves Location Problem&quot;; &quot;VLP&quot;;&#10;IF([.C65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4" office:value-type="float" office:value="0.2" calcext:value-type="float">
            <text:p>0.2</text:p>
          </table:table-cell>
        </table:table-row>
        <table:table-row table:style-name="ro1" table:number-rows-repeated="1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shapes>
          <draw:frame draw:z-index="0" draw:style-name="gr1" draw:text-style-name="P1" svg:width="22.633cm" svg:height="10.55cm" svg:x="1.191cm" svg:y="10.961cm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29"/>
        <table:table-column table:style-name="co8" table:default-cell-style-name="ce35"/>
        <table:table-column table:style-name="co8" table:default-cell-style-name="ce40"/>
        <table:table-column table:style-name="co8" table:default-cell-style-name="ce35"/>
        <table:table-column table:style-name="co8" table:default-cell-style-name="ce40"/>
        <table:table-column table:style-name="co8" table:default-cell-style-name="ce46"/>
        <table:table-row table:style-name="ro1">
          <table:table-cell table:style-name="ce25" office:value-type="string" calcext:value-type="string">
            <text:p>Average - F1 Score</text:p>
          </table:table-cell>
          <table:table-cell table:style-name="ce31" office:value-type="string" calcext:value-type="string">
            <text:p>BEHAVIOR FILE</text:p>
          </table:table-cell>
          <table:table-cell table:style-name="ce31" office:value-type="string" calcext:value-type="string">
            <text:p>MODEL</text:p>
          </table:table-cell>
          <table:table-cell table:style-name="ce41" table:number-columns-repeated="2"/>
          <table:table-cell table:style-name="ce42"/>
        </table:table-row>
        <table:table-row table:style-name="ro1">
          <table:table-cell table:style-name="ce26"/>
          <table:table-cell table:style-name="ce32" office:value-type="string" calcext:value-type="string">
            <text:p>Description and format info</text:p>
          </table:table-cell>
          <table:table-cell table:style-name="ce38" office:value-type="string" calcext:value-type="string">
            <text:p>Description info</text:p>
          </table:table-cell>
          <table:table-cell table:style-name="ce38" office:value-type="string" calcext:value-type="string">
            <text:p>Format info</text:p>
          </table:table-cell>
          <table:table-cell table:style-name="ce38" office:value-type="string" calcext:value-type="string">
            <text:p>No info</text:p>
          </table:table-cell>
          <table:table-cell table:style-name="ce43" office:value-type="string" calcext:value-type="string">
            <text:p>Total Result</text:p>
          </table:table-cell>
        </table:table-row>
        <table:table-row table:style-name="ro1">
          <table:table-cell table:style-name="ce27" office:value-type="string" calcext:value-type="string">
            <text:p>Short Name</text:p>
          </table:table-cell>
          <table:table-cell table:style-name="ce33" office:value-type="string" calcext:value-type="string">
            <text:p>llama3.1-70b</text:p>
          </table:table-cell>
          <table:table-cell table:number-columns-repeated="3" table:style-name="ce39" office:value-type="string" calcext:value-type="string">
            <text:p>llama3.1-70b</text:p>
          </table:table-cell>
          <table:table-cell table:style-name="ce44"/>
        </table:table-row>
        <table:table-row table:style-name="ro1">
          <table:table-cell table:style-name="ce28" office:value-type="string" calcext:value-type="string">
            <text:p>CM</text:p>
          </table:table-cell>
          <table:table-cell table:style-name="ce34"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  <table:table-cell table:style-name="ce34" office:value-type="float" office:value="0.98" calcext:value-type="float">
            <text:p>0.98</text:p>
          </table:table-cell>
          <table:table-cell office:value-type="float" office:value="0.04" calcext:value-type="float">
            <text:p>0.04</text:p>
          </table:table-cell>
          <table:table-cell table:style-name="ce45" office:value-type="float" office:value="0.5125" calcext:value-type="float">
            <text:p>0.5125</text:p>
          </table:table-cell>
        </table:table-row>
        <table:table-row table:style-name="ro1">
          <table:table-cell office:value-type="string" calcext:value-type="string">
            <text:p>CM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0.96" calcext:value-type="float">
            <text:p>0.96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0.09" calcext:value-type="float">
            <text:p>0.0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0.35" calcext:value-type="float">
            <text:p>0.35</text:p>
          </table:table-cell>
          <table:table-cell office:value-type="float" office:value="0.7825" calcext:value-type="float">
            <text:p>0.7825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KTWH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05" calcext:value-type="float">
            <text:p>0.05</text:p>
          </table:table-cell>
          <table:table-cell office:value-type="float" office:value="0.5425" calcext:value-type="float">
            <text:p>0.54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3" calcext:value-type="float">
            <text:p>0.73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63" calcext:value-type="float">
            <text:p>0.63</text:p>
          </table:table-cell>
          <table:table-cell office:value-type="float" office:value="0.8825" calcext:value-type="float">
            <text:p>0.88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91" calcext:value-type="float">
            <text:p>0.91</text:p>
          </table:table-cell>
          <table:table-cell office:value-type="float" office:value="0.23" calcext:value-type="float">
            <text:p>0.23</text:p>
          </table:table-cell>
          <table:table-cell office:value-type="float" office:value="0.97" calcext:value-type="float">
            <text:p>0.97</text:p>
          </table:table-cell>
          <table:table-cell office:value-type="float" office:value="0.27" calcext:value-type="float">
            <text:p>0.27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PPM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3875" calcext:value-type="float">
            <text:p>0.3875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76" calcext:value-type="float">
            <text:p>0.76</text:p>
          </table:table-cell>
          <table:table-cell office:value-type="float" office:value="0.08" calcext:value-type="float">
            <text:p>0.08</text:p>
          </table:table-cell>
          <table:table-cell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4175" calcext:value-type="float">
            <text:p>0.417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96" calcext:value-type="float">
            <text:p>0.96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4725" calcext:value-type="float">
            <text:p>0.4725</text:p>
          </table:table-cell>
        </table:table-row>
        <table:table-row table:style-name="ro1">
          <table:table-cell office:value-type="string" calcext:value-type="string">
            <text:p>VLP</text:p>
          </table:table-cell>
          <table:table-cell table:style-name="ce36"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table:style-name="ce36" office:value-type="float" office:value="0.99" calcext:value-type="float">
            <text:p>0.99</text:p>
          </table:table-cell>
          <table:table-cell office:value-type="float" office:value="0.2" calcext:value-type="float">
            <text:p>0.2</text:p>
          </table:table-cell>
          <table:table-cell table:style-name="ce47" office:value-type="float" office:value="0.7825" calcext:value-type="float">
            <text:p>0.7825</text:p>
          </table:table-cell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7" office:value-type="float" office:value="0.904375" calcext:value-type="float">
            <text:p>0.904375</text:p>
          </table:table-cell>
          <table:table-cell table:style-name="ce37" office:value-type="float" office:value="0.2725" calcext:value-type="float">
            <text:p>0.2725</text:p>
          </table:table-cell>
          <table:table-cell table:style-name="ce37" office:value-type="float" office:value="0.84125" calcext:value-type="float">
            <text:p>0.84125</text:p>
          </table:table-cell>
          <table:table-cell table:style-name="ce37" office:value-type="float" office:value="0.128125" calcext:value-type="float">
            <text:p>0.128125</text:p>
          </table:table-cell>
          <table:table-cell table:style-name="ce48" office:value-type="float" office:value="0.5365625" calcext:value-type="float">
            <text:p>0.5365625</text:p>
          </table:table-cell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F20" table:buttons="'F1-score'.A3 'F1-score'.B1 'F1-score'.C1" table:show-filter-button="false" table:drill-down-on-double-click="false">
          <table:source-cell-range table:cell-range-address="data.A1:data.H171"/>
          <table:data-pilot-field table:source-field-name="BEHAVIOR FILE" table:orientation="column" table:used-hierarchy="0" table:function="auto">
            <table:data-pilot-level table:show-empty="false" calcext:repeat-item-labels="false">
              <table:data-pilot-members>
                <table:data-pilot-member table:name="Description and format info" table:display="true" table:show-details="true"/>
                <table:data-pilot-member table:name="Description info" table:display="true" table:show-details="true"/>
                <table:data-pilot-member table:name="Format info" table:display="true" table:show-details="true"/>
                <table:data-pilot-member table:name="No inf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70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hort Name" table:orientation="row" table:used-hierarchy="0" table:function="auto">
            <table:data-pilot-level table:show-empty="false" calcext:repeat-item-labels="false">
              <table:data-pilot-members>
                <table:data-pilot-member table:name="CM" table:display="true" table:show-details="true"/>
                <table:data-pilot-member table:name="CMSL" table:display="true" table:show-details="true"/>
                <table:data-pilot-member table:name="GC" table:display="true" table:show-details="true"/>
                <table:data-pilot-member table:name="GG" table:display="true" table:show-details="true"/>
                <table:data-pilot-member table:name="IS" table:display="true" table:show-details="true"/>
                <table:data-pilot-member table:name="KT" table:display="true" table:show-details="true"/>
                <table:data-pilot-member table:name="KTWH" table:display="true" table:show-details="true"/>
                <table:data-pilot-member table:name="L" table:display="true" table:show-details="true"/>
                <table:data-pilot-member table:name="MCP" table:display="true" table:show-details="true"/>
                <table:data-pilot-member table:name="N" table:display="true" table:show-details="true"/>
                <table:data-pilot-member table:name="PPM" table:display="true" table:show-details="true"/>
                <table:data-pilot-member table:name="PU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SM" table:display="true" table:show-details="true"/>
                <table:data-pilot-member table:name="VL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9:24:09.838458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09:24:42.302226121</dc:date>
    <meta:editing-duration>PT48M50S</meta:editing-duration>
    <meta:editing-cycles>8</meta:editing-cycles>
    <meta:generator>LibreOffice/24.8.3.2$Linux_X86_64 LibreOffice_project/480$Build-2</meta:generator>
    <meta:document-statistic meta:table-count="2" meta:cell-count="6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34cm" svg:height="10.551cm" xlink:href=".." xlink:type="simple" loext:data-pilot-source="DataPilot1" chart:class="chart:radar" chart:style-name="ch1">
        <chart:legend chart:legend-position="end" svg:x="14.885cm" svg:y="2.929cm" style:legend-expansion="high" chart:style-name="ch2"/>
        <chart:plot-area chart:style-name="ch3" table:cell-range-address="PivotChart" chart:data-source-has-labels="column" svg:x="0.452cm" svg:y="0.211cm" svg:width="13.981cm" svg:height="9.229cm">
          <chart:coordinate-region svg:x="3.754cm" svg:y="1.224cm" svg:width="7.204cm" svg:height="7.2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radar">
            <chart:data-point chart:repeated="16"/>
          </chart:series>
          <chart:series chart:style-name="ch7" chart:values-cell-range-address="PT@data 1" chart:label-cell-address="PT@label 1" chart:class="chart:radar">
            <chart:data-point chart:repeated="16"/>
          </chart:series>
          <chart:series chart:style-name="ch8" chart:values-cell-range-address="PT@data 2" chart:label-cell-address="PT@label 2" chart:class="chart:radar">
            <chart:data-point chart:repeated="16"/>
          </chart:series>
          <chart:series chart:style-name="ch9" chart:values-cell-range-address="PT@data 3" chart:label-cell-address="PT@label 3" chart:class="chart:rad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cription and format info - llama3.1-70b</text:p>
                <draw:g>
                  <svg:desc>PT@label 0</svg:desc>
                </draw:g>
              </table:table-cell>
              <table:table-cell office:value-type="string">
                <text:p>Description info - llama3.1-70b</text:p>
                <draw:g>
                  <svg:desc>PT@label 1</svg:desc>
                </draw:g>
              </table:table-cell>
              <table:table-cell office:value-type="string">
                <text:p>Format info - llama3.1-70b</text:p>
                <draw:g>
                  <svg:desc>PT@label 2</svg:desc>
                </draw:g>
              </table:table-cell>
              <table:table-cell office:value-type="string">
                <text:p>No info - llama3.1-70b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M</text:p>
                <draw:g>
                  <svg:desc>PT@categories</svg:desc>
                </draw:g>
              </table:table-cell>
              <table:table-cell office:value-type="float" office:value="0.97">
                <text:p>0.97</text:p>
                <draw:g>
                  <svg:desc>PT@data 0</svg:desc>
                </draw:g>
              </table:table-cell>
              <table:table-cell office:value-type="float" office:value="0.06">
                <text:p>0.06</text:p>
                <draw:g>
                  <svg:desc>PT@data 1</svg:desc>
                </draw:g>
              </table:table-cell>
              <table:table-cell office:value-type="float" office:value="0.98">
                <text:p>0.98</text:p>
                <draw:g>
                  <svg:desc>PT@data 2</svg:desc>
                </draw:g>
              </table:table-cell>
              <table:table-cell office:value-type="float" office:value="0.04">
                <text:p>0.04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CMSL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96">
                <text:p>0.96</text:p>
              </table:table-cell>
              <table:table-cell office:value-type="float" office:value="0.09">
                <text:p>0.09</text:p>
              </table:table-cell>
              <table:table-cell office:value-type="float" office:value="0.94">
                <text:p>0.9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8">
                <text:p>0.9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92">
                <text:p>0.92</text:p>
              </table:table-cell>
              <table:table-cell office:value-type="float" office:value="0.21">
                <text:p>0.21</text:p>
              </table:table-cell>
              <table:table-cell office:value-type="float" office:value="0.88">
                <text:p>0.8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K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TWH</text:p>
              </table:table-cell>
              <table:table-cell office:value-type="float" office:value="1">
                <text:p>1</text:p>
              </table:table-cell>
              <table:table-cell office:value-type="float" office:value="0.33">
                <text:p>0.33</text:p>
              </table:table-cell>
              <table:table-cell office:value-type="float" office:value="0.79">
                <text:p>0.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73">
                <text:p>0.73</text:p>
              </table:table-cell>
              <table:table-cell office:value-type="float" office:value="0.06">
                <text:p>0.06</text:p>
              </table:table-cell>
              <table:table-cell office:value-type="float" office:value="0.29">
                <text:p>0.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MCP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91">
                <text:p>0.91</text:p>
              </table:table-cell>
              <table:table-cell office:value-type="float" office:value="0.23">
                <text:p>0.23</text:p>
              </table:table-cell>
              <table:table-cell office:value-type="float" office:value="0.97">
                <text:p>0.9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PPM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</text:p>
              </table:table-cell>
              <table:table-cell office:value-type="float" office:value="0.39">
                <text:p>0.39</text:p>
              </table:table-cell>
              <table:table-cell office:value-type="float" office:value="0.53">
                <text:p>0.5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76">
                <text:p>0.76</text:p>
              </table:table-cell>
              <table:table-cell office:value-type="float" office:value="0.08">
                <text:p>0.08</text:p>
              </table:table-cell>
              <table:table-cell office:value-type="float" office:value="0.76">
                <text:p>0.7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96">
                <text:p>0.96</text:p>
              </table:table-cell>
              <table:table-cell office:value-type="float" office:value="0.1">
                <text:p>0.1</text:p>
              </table:table-cell>
              <table:table-cell office:value-type="float" office:value="0.96">
                <text:p>0.9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SM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LP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